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yphenationTree.main( String [ ] argv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8">
            <text:p text:style-name="Table_20_Contents">8</text:p>
          </table:table-cell>
          <table:table-cell office:value-type="float" office:value="109">
            <text:p text:style-name="Table_20_Contents">109</text:p>
          </table:table-cell>
        </table:table-row>
        <table:table-row>
          <table:table-cell office:value-type="string">
            <text:p text:style-name="Table_20_Contents">HyphenationTree.addPattern( String pattern , String i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yphenationTree.hyphenate( char [ ] w , int offset , int len , int remainCharCount , int pushCharCount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3">
            <text:p text:style-name="Table_20_Contents">43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HyphenationTree.searchPatterns( char [ ] word , int index , byte [ ] i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HyphenationTree.printSta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yphenationTree.loadPatterns( Input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yphenationTree.packValues( String valu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HyphenationTree.hyphenate( String word , int remainCharCount , int pushChar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yphenationTree.addClass( String chargroup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yphenationTree.unpackValues( int k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yphenationTree.hstrcmp( char [ ] s , int si , char [ ] t , int t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yphenationTree.addException( String word , ArrayList hyphenated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yphenationTree.findPattern( String p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yphenationTree.loadPatterns(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yphenationTree.getValues( int 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HyphenationTree.Hyphenation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